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492cm" draw:visible-area-height="1.199cm" draw:ole-draw-aspect="1"/>
    </style:style>
    <style:style style:name="gr3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4" style:family="graphic" style:parent-style-name="standard">
      <style:graphic-properties draw:stroke="solid" svg:stroke-width="0.035cm" svg:stroke-color="#000000" draw:marker-end="msArrowEnd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 draw:start-line-spacing-horizontal="0cm" draw:start-line-spacing-vertical="0cm" draw:end-line-spacing-horizontal="0cm" draw:end-line-spacing-vertical="0cm"/>
    </style:style>
    <style:style style:name="gr5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6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7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8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9" style:family="graphic" style:parent-style-name="standard" style:list-style-name="L7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10" style:family="graphic" style:parent-style-name="standard" style:list-style-name="L7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11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12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13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14" style:family="graphic" style:parent-style-name="standard">
      <style:graphic-properties draw:stroke="solid" svg:stroke-width="0.176cm" svg:stroke-color="#669999" draw:marker-end="msArrowEnd_20_1" draw:marker-end-width="0.35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15" style:family="graphic" style:parent-style-name="standard" style:list-style-name="L7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16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17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18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19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20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21" style:family="graphic" style:parent-style-name="standard" style:list-style-name="L7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22" style:family="graphic" style:parent-style-name="standard" style:list-style-name="L7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23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24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25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dddddd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669999"/>
    </style:style>
    <style:style style:name="gr26" style:family="graphic" style:parent-style-name="standard" style:list-style-name="L7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27" style:family="graphic" style:parent-style-name="standard" style:list-style-name="L8">
      <style:graphic-properties draw:stroke="solid" svg:stroke-width="0.035cm" svg:stroke-color="#000000" draw:stroke-linejoin="miter" svg:stroke-linecap="square" draw:fill="none" draw:fill-color="#99ccff" draw:textarea-horizontal-align="justify" draw:textarea-vertical-align="top" draw:auto-grow-height="false" fo:min-height="4.4cm" fo:min-width="10.918cm" fo:padding-top="0.128cm" fo:padding-bottom="0.128cm" fo:padding-left="0.256cm" fo:padding-right="0.256cm" fo:wrap-option="wrap" draw:shadow-color="#669999"/>
    </style:style>
    <style:style style:name="gr28" style:family="graphic" style:parent-style-name="standard">
      <style:graphic-properties draw:stroke="solid" svg:stroke-width="0.035cm" svg:stroke-color="#000000" draw:stroke-linejoin="miter" svg:stroke-linecap="square" draw:fill="solid" draw:fill-color="#ffcc00" draw:textarea-horizontal-align="left" draw:textarea-vertical-align="middle" draw:auto-grow-height="false" fo:min-height="2.139cm" fo:min-width="15.375cm" fo:padding-top="0.13cm" fo:padding-bottom="0.13cm" fo:padding-left="0.25cm" fo:padding-right="0.25cm" fo:wrap-option="no-wrap" draw:shadow-color="#669999"/>
    </style:style>
    <style:style style:name="gr29" style:family="graphic" style:parent-style-name="standard" style:list-style-name="L6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9999"/>
    </style:style>
    <style:style style:name="gr30" style:family="graphic" style:parent-style-name="standard" style:list-style-name="L8">
      <style:graphic-properties draw:stroke="none" draw:fill="none" draw:fill-color="#99ccff" draw:textarea-horizontal-align="justify" draw:textarea-vertical-align="top" draw:auto-grow-height="false" fo:min-height="8.387cm" fo:min-width="21.536cm" fo:padding-top="0.128cm" fo:padding-bottom="0.128cm" fo:padding-left="0.256cm" fo:padding-right="0.256cm" fo:wrap-option="wrap" draw:shadow-color="#669999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false" draw:auto-grow-width="false" fo:min-height="4.213cm" fo:min-width="0cm" fo:padding-top="0.13cm" fo:padding-bottom="0.13cm" fo:padding-left="0.25cm" fo:padding-right="0.25cm" fo:wrap-option="wrap" draw:shadow-color="#669999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false" draw:auto-grow-width="false" fo:min-height="4.398cm" fo:min-width="0cm" fo:padding-top="0.13cm" fo:padding-bottom="0.13cm" fo:padding-left="0.25cm" fo:padding-right="0.25cm" fo:wrap-option="wrap" draw:shadow-color="#669999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99ccff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669999"/>
    </style:style>
    <style:style style:name="pr5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shrink-to-fit" fo:min-height="14.135cm" fo:min-width="0cm" fo:padding-top="0.13cm" fo:padding-bottom="0.13cm" fo:padding-left="0.25cm" fo:padding-right="0.25cm" fo:wrap-option="wrap" draw:shadow-color="#669999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shrink-to-fit" fo:min-height="14.095cm" fo:min-width="0cm" fo:padding-top="0.13cm" fo:padding-bottom="0.13cm" fo:padding-left="0.25cm" fo:padding-right="0.25cm" fo:wrap-option="wrap" draw:shadow-color="#669999"/>
    </style:style>
    <style:style style:name="pr8" style:family="presentation" style:parent-style-name="Default-outline1">
      <style:graphic-properties draw:stroke="none" draw:fill="none" draw:fill-color="#99ccff" draw:textarea-horizontal-align="justify" draw:textarea-vertical-align="top" draw:auto-grow-height="false" draw:auto-grow-width="false" draw:fit-to-size="shrink-to-fit" fo:min-height="8.252cm" fo:min-width="0cm" fo:padding-top="0.13cm" fo:padding-bottom="0.13cm" fo:padding-left="0.25cm" fo:padding-right="0.25cm" fo:wrap-option="wrap" draw:shadow-color="#669999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99cc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9" style:family="paragraph">
      <loext:graphic-properties draw:fill="solid" draw:fill-color="#dddddd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10" style:family="paragraph">
      <style:paragraph-properties fo:margin-left="0cm" fo:margin-right="0cm" fo:margin-top="0.44cm" fo:margin-bottom="0cm" fo:line-height="100%" fo:text-indent="0cm" style:punctuation-wrap="simple" style:line-break="normal"/>
    </style:style>
    <style:style style:name="P11" style:family="paragraph">
      <loext:graphic-properties draw:fill="none" draw:fill-color="#99ccff"/>
      <style:paragraph-properties fo:margin-left="0cm" fo:margin-right="0cm" fo:margin-top="0.44cm" fo:margin-bottom="0cm" fo:line-height="100%" fo:text-indent="0cm" style:punctuation-wrap="simple" style:line-break="normal" style:writing-mode="lr-tb" style:font-independent-line-spacing="true"/>
    </style:style>
    <style:style style:name="P12" style:family="paragraph">
      <style:paragraph-properties fo:margin-left="0.952cm" fo:margin-right="0cm" fo:margin-top="0.176cm" fo:margin-bottom="0cm" fo:line-height="100%" fo:text-align="justify" fo:text-indent="-0.952cm"/>
    </style:style>
    <style:style style:name="P13" style:family="paragraph">
      <style:paragraph-properties fo:margin-left="0.952cm" fo:margin-right="0cm" fo:margin-top="0.158cm" fo:margin-bottom="0cm" fo:line-height="100%" fo:text-indent="-0.952cm"/>
    </style:style>
    <style:style style:name="P14" style:family="paragraph">
      <loext:graphic-properties draw:fill="none" draw:fill-color="#99ccff"/>
      <style:paragraph-properties fo:margin-left="0.952cm" fo:margin-right="0cm" fo:margin-top="0.176cm" fo:margin-bottom="0cm" fo:line-height="100%" fo:text-align="justify" fo:text-indent="-0.952cm" style:writing-mode="lr-tb" style:font-independent-line-spacing="true"/>
    </style:style>
    <style:style style:name="P15" style:family="paragraph">
      <loext:graphic-properties draw:fill="solid" draw:fill-color="#ffcc00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17" style:family="paragraph">
      <loext:graphic-properties draw:fill="none" draw:fill-color="#99ccff"/>
      <style:paragraph-properties fo:margin-left="0cm" fo:margin-right="0cm" fo:margin-top="0.529cm" fo:margin-bottom="0cm" fo:line-height="100%" fo:text-indent="0cm" style:punctuation-wrap="simple" style:line-break="normal" style:writing-mode="lr-tb" style:font-independent-line-spacing="true"/>
    </style:style>
    <style:style style:name="P18" style:family="paragraph">
      <style:paragraph-properties fo:margin-left="1.481cm" fo:margin-right="0cm" fo:margin-top="0.176cm" fo:margin-bottom="0cm" fo:line-height="90%" fo:text-align="justify" fo:text-indent="-1.481cm"/>
    </style:style>
    <style:style style:name="P19" style:family="paragraph">
      <style:paragraph-properties fo:margin-left="1.481cm" fo:margin-right="0cm" fo:margin-top="0.158cm" fo:margin-bottom="0cm" fo:line-height="90%" fo:text-align="justify" fo:text-indent="-1.481cm"/>
    </style:style>
    <style:style style:name="P20" style:family="paragraph">
      <style:paragraph-properties fo:margin-left="1.481cm" fo:margin-right="0cm" fo:line-height="100%" fo:text-align="justify" fo:text-indent="-1.481cm" style:punctuation-wrap="simple" style:line-break="normal"/>
    </style:style>
    <style:style style:name="P21" style:family="paragraph">
      <loext:graphic-properties draw:fill="none" draw:fill-color="#99ccff"/>
      <style:paragraph-properties fo:margin-left="1.481cm" fo:margin-right="0cm" fo:margin-top="0.176cm" fo:margin-bottom="0cm" fo:line-height="90%" fo:text-align="justify" fo:text-indent="-1.481cm" style:writing-mode="lr-tb" style:font-independent-line-spacing="true"/>
    </style:style>
    <style:style style:name="P22" style:family="paragraph">
      <style:paragraph-properties fo:margin-left="0cm" fo:margin-right="0cm" fo:margin-top="0.211cm" fo:margin-bottom="0cm" fo:line-height="80%" fo:text-indent="0cm"/>
    </style:style>
    <style:style style:name="P23" style:family="paragraph">
      <style:paragraph-properties fo:margin-left="2.063cm" fo:margin-right="0cm" fo:margin-top="0.176cm" fo:margin-bottom="0cm" fo:line-height="80%" fo:text-indent="-0.793cm"/>
    </style:style>
    <style:style style:name="P24" style:family="paragraph">
      <style:paragraph-properties fo:margin-left="0cm" fo:margin-right="0cm" fo:margin-top="0.176cm" fo:margin-bottom="0cm" fo:line-height="80%" fo:text-indent="0cm"/>
    </style:style>
    <style:style style:name="P25" style:family="paragraph">
      <style:paragraph-properties fo:margin-left="0cm" fo:margin-right="0cm" fo:margin-top="0.211cm" fo:margin-bottom="0cm" fo:line-height="90%" fo:text-indent="0cm"/>
    </style:style>
    <style:style style:name="P26" style:family="paragraph">
      <style:paragraph-properties fo:margin-left="2.063cm" fo:margin-right="0cm" fo:margin-top="0.176cm" fo:margin-bottom="0cm" fo:line-height="90%" fo:text-indent="-0.793cm"/>
    </style:style>
    <style:style style:name="P27" style:family="paragraph">
      <style:paragraph-properties fo:margin-left="0cm" fo:margin-right="0cm" fo:margin-top="0.176cm" fo:margin-bottom="0cm" fo:text-indent="0cm"/>
    </style:style>
    <style:style style:name="T1" style:family="text">
      <style:text-properties fo:font-size="38pt" fo:language="en" fo:country="US" fo:font-weight="bold" style:font-name-asian="ＭＳ Ｐゴシック" style:font-size-asian="38pt" style:language-asian="en" style:country-asian="US" style:font-weight-asian="bold" style:font-name-complex="ＭＳ Ｐゴシック" style:font-size-complex="38pt" style:language-complex="en" style:country-complex="US" style:font-weight-complex="bold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da" fo:country="DK" style:language-asian="da" style:country-asian="DK" style:language-complex="da" style:country-complex="DK"/>
    </style:style>
    <style:style style:name="T4" style:family="text">
      <style:text-properties fo:language="da" fo:country="DK" fo:font-style="italic" style:language-asian="da" style:country-asian="DK" style:font-style-asian="italic" style:language-complex="da" style:country-complex="DK" style:font-style-complex="italic"/>
    </style:style>
    <style:style style:name="T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style:font-name="Symbol" fo:language="en" fo:country="GB" style:font-name-asian="Symbol" style:language-asian="en" style:country-asian="GB" style:font-name-complex="Symbol" style:language-complex="en" style:country-complex="GB"/>
    </style:style>
    <style:style style:name="T7" style:family="text">
      <style:text-properties style:text-position="-25% 58%" fo:language="da" fo:country="DK" style:language-asian="da" style:country-asian="DK" style:language-complex="da" style:country-complex="DK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da" fo:country="DK" fo:font-weight="bold" style:language-asian="da" style:country-asian="DK" style:font-weight-asian="bold" style:language-complex="da" style:country-complex="DK" style:font-weight-complex="bold"/>
    </style:style>
    <style:style style:name="T11" style:family="text">
      <style:text-properties style:font-name="Symbol" fo:language="da" fo:country="DK" style:font-name-asian="Symbol" style:language-asian="da" style:country-asian="DK" style:font-name-complex="Symbol" style:language-complex="da" style:country-complex="DK"/>
    </style:style>
    <style:style style:name="T12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3" style:family="text">
      <style:text-properties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777777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style:font-name="Courier New" fo:font-size="20pt" fo:language="da" fo:country="DK" fo:font-weight="bold" style:font-name-asian="Times New Roman" style:font-size-asian="20pt" style:language-asian="da" style:country-asian="DK" style:font-weight-asian="bold" style:font-name-complex="Times New Roman" style:font-size-complex="20pt" style:language-complex="da" style:country-complex="DK" style:font-weight-complex="bold"/>
    </style:style>
    <style:style style:name="T16" style:family="text">
      <style:text-properties style:font-name="Courier New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7" style:family="text">
      <style:text-properties style:font-name="Courier New" fo:language="en" fo:country="US" fo:font-weight="bold" style:font-name-asian="Times New Roman" style:language-asian="en" style:country-asian="US" style:font-weight-asian="bold" style:font-name-complex="Times New Roman" style:language-complex="en" style:country-complex="US" style:font-weight-complex="bold"/>
    </style:style>
    <style:style style:name="T18" style:family="text">
      <style:text-properties style:font-name="Courier New" fo:language="en" fo:country="US" style:font-name-asian="Times New Roman" style:language-asian="en" style:country-asian="US" style:font-name-complex="Times New Roman" style:language-complex="en" style:country-complex="US"/>
    </style:style>
    <style:style style:name="T19" style:family="text">
      <style:text-properties fo:color="#996666" fo:language="en" fo:country="US" style:language-asian="en" style:country-asian="US" style:language-complex="en" style:country-complex="US"/>
    </style:style>
    <style:style style:name="T20" style:family="text">
      <style:text-properties style:font-name="Times New Roman" fo:font-size="24pt" fo:language="da" fo:country="DK" style:font-size-asian="24pt" style:language-asian="da" style:country-asian="DK" style:font-size-complex="24pt" style:language-complex="da" style:country-complex="DK"/>
    </style:style>
    <style:style style:name="T21" style:family="text">
      <style:text-properties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T22" style:family="text">
      <style:text-properties style:font-name="Courier New" fo:language="da" fo:country="DK" fo:font-weight="bold" style:font-name-asian="Times New Roman" style:language-asian="da" style:country-asian="DK" style:font-weight-asian="bold" style:font-name-complex="Times New Roman" style:language-complex="da" style:country-complex="DK" style:font-weight-complex="bold"/>
    </style:style>
    <style:style style:name="T23" style:family="text">
      <style:text-properties style:font-name="Courier New" fo:language="da" fo:country="DK" style:font-name-asian="Times New Roman" style:language-asian="da" style:country-asian="DK" style:font-name-complex="Times New Roman" style:language-complex="da" style:country-complex="DK"/>
    </style:style>
    <style:style style:name="T24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5" style:family="text">
      <style:text-properties style:font-name="Courier New" fo:language="da" fo:country="DK" fo:font-style="italic" style:font-name-asian="Times New Roman" style:language-asian="da" style:country-asian="DK" style:font-style-asian="italic" style:font-name-complex="Times New Roman" style:language-complex="da" style:country-complex="DK" style:font-style-complex="italic"/>
    </style:style>
    <style:style style:name="T26" style:family="text">
      <style:text-properties fo:color="#ffffff" style:font-name="Courier New" fo:language="da" fo:country="DK" style:font-name-asian="Times New Roman" style:language-asian="da" style:country-asian="DK" style:font-name-complex="Times New Roman" style:language-complex="da" style:country-complex="DK"/>
    </style:style>
    <style:style style:name="T27" style:family="text">
      <style:text-properties fo:color="#ffffff"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8" style:family="text">
      <style:text-properties fo:color="#ffffff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T29" style:family="text">
      <style:text-properties fo:color="#ffffff" style:font-name="Courier New" fo:language="en" fo:country="US" style:font-name-asian="Times New Roman" style:language-asian="en" style:country-asian="US" style:font-name-complex="Times New Roman" style:language-complex="en" style:country-complex="US"/>
    </style:style>
    <style:style style:name="T3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2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996666" fo:font-size="8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669999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669999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669999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669999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669999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669999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669999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99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</text:list-style>
    <text:list-style style:name="L4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996666" fo:font-size="4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99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77777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996666" fo:font-size="40%"/>
      </text:list-level-style-bullet>
      <text:list-level-style-number text:level="2" style:num-format="">
        <style:list-level-properties/>
        <style:text-properties fo:color="#99ccff" fo:font-size="7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99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669999" fo:font-size="40%"/>
      </text:list-level-style-bullet>
    </text:list-style>
  </office:automatic-styles>
  <office:body>
    <office:presentation>
      <draw:page draw:name="Weighted graph" draw:style-name="dp1" draw:master-page-name="Title1" presentation:presentation-page-layout-name="AL1T0">
        <draw:frame presentation:style-name="pr1" draw:text-style-name="P2" draw:layer="layout" svg:width="22.437cm" svg:height="4.472cm" svg:x="0.634cm" svg:y="3.964cm" presentation:class="title" presentation:user-transformed="true">
          <draw:text-box>
            <text:list text:style-name="L1">
              <text:list-header>
                <text:p text:style-name="P1"><text:span text:style-name="T1">Weighted graph</text:span></text:p>
              </text:list-header>
            </text:list>
          </draw:text-box>
        </draw:frame>
        <draw:frame presentation:style-name="pr2" draw:text-style-name="P2" draw:layer="layout" svg:width="18.415cm" svg:height="4.657cm" svg:x="2.962cm" svg:y="9.559cm" presentation:class="subtitle" presentation:user-transformed="true">
          <draw:text-box>
            <text:list text:style-name="L2">
              <text:list-header>
                <text:p text:style-name="P3"><text:span text:style-name="T2">anhtt-fit@mail.hut.edu.v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eighted Graph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Weighted Graph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3">We can add attributes to edges.  We call the attributes weights.</text:p>
              </text:list-item>
            </text:list>
            <text:list text:style-name="L4">
              <text:list-item>
                <text:list>
                  <text:list-item>
                    <text:p text:style-name="P5">For example if we are using the graph as a map where the vertices are the cites and the edges are highways between the cities. </text:p>
                  </text:list-item>
                  <text:list-item>
                    <text:p text:style-name="P5">Then if we want the shortest travel distance between cities an appropriate weight would be the road mileage. </text:p>
                  </text:list-item>
                  <text:list-item>
                    <text:p text:style-name="P5">If we are concerned with the dollar cost of a trip and went the cheapest trip then an appropriate weight for the edges would be the cost to travel between the c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hortest Path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<text:span text:style-name="T3">Shortest Path</text:span>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3"><text:span text:style-name="T3">Digraph </text:span><text:span text:style-name="T4">G</text:span><text:span text:style-name="T3"> = (</text:span><text:span text:style-name="T4">V</text:span><text:span text:style-name="T3">,</text:span><text:span text:style-name="T4">E</text:span><text:span text:style-name="T3">) with weight function </text:span><text:span text:style-name="T5">W</text:span><text:span text:style-name="T2">: </text:span><text:span text:style-name="T5">E</text:span><text:span text:style-name="T2"> </text:span><text:span text:style-name="T6"></text:span><text:span text:style-name="T2"> </text:span><text:span text:style-name="T5">R </text:span><text:span text:style-name="T2">(assigning real values to edges)</text:span></text:p>
              </text:list-item>
              <text:list-item>
                <text:p text:style-name="P3"><text:span text:style-name="T3">Weight of path </text:span><text:span text:style-name="T4">p</text:span><text:span text:style-name="T3"> = </text:span><text:span text:style-name="T4">v</text:span><text:span text:style-name="T7">1</text:span><text:span text:style-name="T3"> </text:span><text:span text:style-name="T6"></text:span><text:span text:style-name="T3"> </text:span><text:span text:style-name="T4">v</text:span><text:span text:style-name="T7">2</text:span><text:span text:style-name="T3"> </text:span><text:span text:style-name="T6"></text:span><text:span text:style-name="T3"> … </text:span><text:span text:style-name="T6"></text:span><text:span text:style-name="T3"> </text:span><text:span text:style-name="T4">v</text:span><text:span text:style-name="T7">k</text:span><text:span text:style-name="T3"> i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Shortest path = a path of the minimum weight</text:span></text:p>
              </text:list-item>
              <text:list-item>
                <text:p text:style-name="P3"><text:span text:style-name="T3">Application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tatic/dynamic network routing</text:span></text:p>
                  </text:list-item>
                  <text:list-item>
                    <text:p text:style-name="P5"><text:span text:style-name="T3">robot motion planning</text:span></text:p>
                  </text:list-item>
                  <text:list-item>
                    <text:p text:style-name="P5"><text:span text:style-name="T3">map/route generation in traffic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426cm" svg:height="2.548cm" svg:x="7.832cm" svg:y="7.19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hortest-Path Problems  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7">Shortest-Path Problems<text:tab/><text:tab/></text:p>
              </text:list-header>
            </text:list>
          </draw:text-box>
        </draw:frame>
        <draw:frame presentation:style-name="pr7" draw:text-style-name="P2" draw:layer="layout" svg:width="22.014cm" svg:height="14.354cm" svg:x="1.693cm" svg:y="2.963cm" presentation:class="outline" presentation:user-transformed="true">
          <draw:text-box>
            <text:list text:style-name="L3">
              <text:list-item>
                <text:p text:style-name="P3">Shortest-Path problems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8">Single-source (single-destination). </text:span>Find a shortest path from a given source (vertex <text:span text:style-name="T9">s</text:span>) to each of the vertices. </text:p>
                  </text:list-item>
                  <text:list-item>
                    <text:p text:style-name="P5"><text:span text:style-name="T8">Single-pair. </text:span>Given two vertices, find a shortest path between them. Solution to single-source problem solves this problem efficiently, too.</text:p>
                  </text:list-item>
                  <text:list-item>
                    <text:p text:style-name="P5"><text:span text:style-name="T8">All-pairs. </text:span>Find shortest-paths for every pair of vertices. Dynamic programming algorithm. <text:span text:style-name="T8"><text:s/></text:span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gative Weights and Cycles?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Negative Weights and Cycles?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3">Negative edges are OK, as long as there are no <text:span text:style-name="T9">negative weight cycles </text:span>(otherwise paths with arbitrary small “lengths” would be possible)</text:p>
              </text:list-item>
              <text:list-item>
                <text:p text:style-name="P3">Shortest-paths can have no cycles (otherwise we could improve them by removing cycles)</text:p>
              </text:list-item>
            </text:list>
            <text:list text:style-name="L4">
              <text:list-item>
                <text:list>
                  <text:list-item>
                    <text:p text:style-name="P5">Any shortest-path in graph <text:span text:style-name="T9">G</text:span> can be no longer than <text:span text:style-name="T9">n – </text:span>1 edges, where <text:span text:style-name="T9">n</text:span> is the number of vert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elaxation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<text:span text:style-name="T3">Relaxation</text:span></text:p>
              </text:list-header>
            </text:list>
          </draw:text-box>
        </draw:frame>
        <draw:frame presentation:style-name="pr8" draw:text-style-name="P2" draw:layer="layout" svg:width="22.014cm" svg:height="8.511cm" svg:x="1.693cm" svg:y="2.962cm" presentation:class="outline" presentation:user-transformed="true">
          <draw:text-box>
            <text:list text:style-name="L3">
              <text:list-item>
                <text:p text:style-name="P3"><text:span text:style-name="T3">For each vertex </text:span><text:span text:style-name="T4">v </text:span><text:span text:style-name="T3">in the graph, we maintain </text:span><text:span text:style-name="T4">v</text:span><text:span text:style-name="T3">.</text:span><text:span text:style-name="T10">d</text:span><text:span text:style-name="T3">(), the estimate of the shortest path from </text:span><text:span text:style-name="T4">s</text:span><text:span text:style-name="T3">, initialized to </text:span><text:span text:style-name="T11"></text:span><text:span text:style-name="T3">at the start</text:span></text:p>
              </text:list-item>
              <text:list-item>
                <text:p text:style-name="P3"><text:span text:style-name="T3">Relaxing an edge (</text:span><text:span text:style-name="T4">u,v</text:span><text:span text:style-name="T3">) means testing whether we can improve the shortest path to </text:span><text:span text:style-name="T4">v</text:span><text:span text:style-name="T3"> found so far by going through </text:span><text:span text:style-name="T4">u</text:span></text:p>
              </text:list-item>
            </text:list>
          </draw:text-box>
        </draw:frame>
        <draw:custom-shape draw:style-name="gr3" draw:text-style-name="P9" xml:id="id1" draw:id="id1" draw:layer="layout" svg:width="1.27cm" svg:height="1.27cm" svg:x="1.217cm" svg:y="11.809cm">
          <text:list text:style-name="L5">
            <text:list-header>
              <text:p text:style-name="P8"><text:span text:style-name="T12">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2.487cm" svg:y1="12.444cm" svg:x2="4.604cm" svg:y2="12.445cm" draw:start-shape="id1" draw:start-glue-point="10" svg:d="M2487 12444c1602 0 544 1 2117 1" svg:viewBox="0 0 2118 2">
          <text:p/>
        </draw:connector>
        <draw:connector draw:style-name="gr4" draw:text-style-name="P6" draw:layer="layout" draw:type="line" svg:x1="2.486cm" svg:y1="15.239cm" svg:x2="4.604cm" svg:y2="15.241cm" svg:d="M2486 15239l2118 2" svg:viewBox="0 0 2119 3">
          <text:p/>
        </draw:connector>
        <draw:custom-shape draw:style-name="gr5" draw:text-style-name="P11" draw:layer="layout" svg:width="0.846cm" svg:height="1.108cm" svg:x="1.429cm" svg:y="10.751cm">
          <text:list text:style-name="L6">
            <text:list-header>
              <text:p text:style-name="P10"><text:span text:style-name="T13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0.847cm" svg:height="1.108cm" svg:x="4.815cm" svg:y="10.751cm">
          <text:list text:style-name="L6">
            <text:list-header>
              <text:p text:style-name="P10"><text:span text:style-name="T13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0.847cm" svg:height="1.108cm" svg:x="4.815cm" svg:y="15.663cm">
          <text:list text:style-name="L6">
            <text:list-header>
              <text:p text:style-name="P10"><text:span text:style-name="T13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0.846cm" svg:height="1.108cm" svg:x="1.429cm" svg:y="15.663cm">
          <text:list text:style-name="L6">
            <text:list-header>
              <text:p text:style-name="P10"><text:span text:style-name="T13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.27cm" svg:height="1.108cm" svg:x="2.91cm" svg:y="11.386cm">
          <text:list text:style-name="L7">
            <text:list-header>
              <text:p text:style-name="P10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0.847cm" svg:height="1.108cm" svg:x="3.122cm" svg:y="15.028cm">
          <text:list text:style-name="L7">
            <text:list-header>
              <text:p text:style-name="P10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1.27cm" svg:height="1.27cm" svg:x="4.604cm" svg:y="11.853cm">
          <text:list text:style-name="L5">
            <text:list-header>
              <text:p text:style-name="P8"><text:span text:style-name="T12">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27cm" svg:height="1.27cm" svg:x="1.217cm" svg:y="14.605cm">
          <text:list text:style-name="L5">
            <text:list-header>
              <text:p text:style-name="P8"><text:span text:style-name="T12">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7cm" svg:height="1.27cm" svg:x="4.604cm" svg:y="14.605cm">
          <text:list text:style-name="L5">
            <text:list-header>
              <text:p text:style-name="P8"><text:span text:style-name="T12">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2.91cm" svg:y1="12.868cm" svg:x2="2.91cm" svg:y2="14.773cm">
          <text:p/>
        </draw:line>
        <draw:custom-shape draw:style-name="gr15" draw:text-style-name="P11" draw:layer="layout" svg:width="3.815cm" svg:height="1.108cm" svg:x="3.016cm" svg:y="13.291cm">
          <text:list text:style-name="L7">
            <text:list-header>
              <text:p text:style-name="P10"><text:span text:style-name="T14">Relax(u,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xml:id="id2" draw:id="id2" draw:layer="layout" svg:width="1.27cm" svg:height="1.27cm" svg:x="7.197cm" svg:y="11.809cm">
          <text:list text:style-name="L5">
            <text:list-header>
              <text:p text:style-name="P8"><text:span text:style-name="T12">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8.467cm" svg:y1="12.444cm" svg:x2="10.584cm" svg:y2="12.445cm" draw:start-shape="id2" draw:start-glue-point="10" svg:d="M8467 12444c1602 0 544 1 2117 1" svg:viewBox="0 0 2118 2">
          <text:p/>
        </draw:connector>
        <draw:connector draw:style-name="gr4" draw:text-style-name="P6" draw:layer="layout" draw:type="line" svg:x1="8.467cm" svg:y1="15.239cm" svg:x2="10.584cm" svg:y2="15.241cm" svg:d="M8467 15239l2117 2" svg:viewBox="0 0 2118 3">
          <text:p/>
        </draw:connector>
        <draw:custom-shape draw:style-name="gr17" draw:text-style-name="P11" draw:layer="layout" svg:width="0.847cm" svg:height="1.108cm" svg:x="7.408cm" svg:y="10.751cm">
          <text:list text:style-name="L6">
            <text:list-header>
              <text:p text:style-name="P10"><text:span text:style-name="T13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0.847cm" svg:height="1.108cm" svg:x="10.795cm" svg:y="10.751cm">
          <text:list text:style-name="L6">
            <text:list-header>
              <text:p text:style-name="P10"><text:span text:style-name="T13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0.847cm" svg:height="1.108cm" svg:x="10.795cm" svg:y="15.663cm">
          <text:list text:style-name="L6">
            <text:list-header>
              <text:p text:style-name="P10"><text:span text:style-name="T13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0.847cm" svg:height="1.108cm" svg:x="7.408cm" svg:y="15.663cm">
          <text:list text:style-name="L6">
            <text:list-header>
              <text:p text:style-name="P10"><text:span text:style-name="T13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1.27cm" svg:height="1.108cm" svg:x="8.89cm" svg:y="11.386cm">
          <text:list text:style-name="L7">
            <text:list-header>
              <text:p text:style-name="P10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0.846cm" svg:height="1.108cm" svg:x="9.102cm" svg:y="15.028cm">
          <text:list text:style-name="L7">
            <text:list-header>
              <text:p text:style-name="P10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.27cm" svg:height="1.27cm" svg:x="10.583cm" svg:y="11.853cm">
          <text:list text:style-name="L5">
            <text:list-header>
              <text:p text:style-name="P8"><text:span text:style-name="T12">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7cm" svg:height="1.27cm" svg:x="7.197cm" svg:y="14.605cm">
          <text:list text:style-name="L5">
            <text:list-header>
              <text:p text:style-name="P8"><text:span text:style-name="T12">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1.27cm" svg:height="1.27cm" svg:x="10.583cm" svg:y="14.605cm">
          <text:list text:style-name="L5">
            <text:list-header>
              <text:p text:style-name="P8"><text:span text:style-name="T12">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8.89cm" svg:y1="12.868cm" svg:x2="8.89cm" svg:y2="14.773cm">
          <text:p/>
        </draw:line>
        <draw:custom-shape draw:style-name="gr26" draw:text-style-name="P11" draw:layer="layout" svg:width="3.744cm" svg:height="1.108cm" svg:x="8.89cm" svg:y="13.335cm">
          <text:list text:style-name="L7">
            <text:list-header>
              <text:p text:style-name="P10"><text:span text:style-name="T14">Relax(u,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4" draw:layer="layout" svg:width="11.43cm" svg:height="4.656cm" svg:x="12.277cm" svg:y="11.642cm">
          <text:list text:style-name="L8">
            <text:list-header>
              <text:p text:style-name="P12"><text:span text:style-name="T15">Relax </text:span><text:span text:style-name="T16">(u,v,G)</text:span></text:p>
              <text:p text:style-name="P13"><text:span text:style-name="T17">if </text:span><text:span text:style-name="T18">v.</text:span><text:span text:style-name="T17">d</text:span><text:span text:style-name="T18">() &gt; u.</text:span><text:span text:style-name="T17">d</text:span><text:span text:style-name="T18">()+G.</text:span><text:span text:style-name="T17">w</text:span><text:span text:style-name="T18">(u,v) </text:span><text:span text:style-name="T17">then</text:span></text:p>
              <text:p text:style-name="P13"><text:span text:style-name="T18"><text:s text:c="3"/></text:span><text:span text:style-name="T18">v.</text:span><text:span text:style-name="T17">setd</text:span><text:span text:style-name="T18">(u.</text:span><text:span text:style-name="T17">d</text:span><text:span text:style-name="T18">()+G.</text:span><text:span text:style-name="T17">w</text:span><text:span text:style-name="T18">(u,v))</text:span></text:p>
              <text:p text:style-name="P13"><text:span text:style-name="T17"><text:s text:c="3"/></text:span><text:span text:style-name="T18">v.</text:span><text:span text:style-name="T17">setparent</text:span><text:span text:style-name="T18">(u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ijkstra's Algorithm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<text:span text:style-name="T3">Dijkstra's Algorithm</text:span>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3"><text:span text:style-name="T3">Non-negative edge weights</text:span></text:p>
              </text:list-item>
              <text:list-item>
                <text:p text:style-name="P3"><text:span text:style-name="T3">Like breadth-first search (if all weights = 1, one can simply use BFS)</text:span></text:p>
              </text:list-item>
              <text:list-item>
                <text:p text:style-name="P3"><text:span text:style-name="T3">Use </text:span><text:span text:style-name="T4">Q</text:span><text:span text:style-name="T3">, a priority queue ADT keyed by </text:span><text:span text:style-name="T4">v</text:span><text:span text:style-name="T3">.</text:span><text:span text:style-name="T10">d</text:span><text:span text:style-name="T3">() (BFS used FIFO queue, here we use a PQ, which is re-organized whenever some </text:span><text:span text:style-name="T10">d</text:span><text:span text:style-name="T3"> decreases)</text:span></text:p>
              </text:list-item>
              <text:list-item>
                <text:p text:style-name="P3"><text:span text:style-name="T3">Basic ide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maintain a set </text:span><text:span text:style-name="T4">S</text:span><text:span text:style-name="T3"> of solved vertices</text:span></text:p>
                  </text:list-item>
                  <text:list-item>
                    <text:p text:style-name="P5"><text:span text:style-name="T3">at each step select "closest" vertex </text:span><text:span text:style-name="T4">u</text:span><text:span text:style-name="T3">, add it to </text:span><text:span text:style-name="T4">S</text:span><text:span text:style-name="T3">, and relax all edges from </text:span><text:span text:style-name="T4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emo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Demo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3"><text:span text:style-name="T19"><text:a xlink:href="../../../../../../demo-dijkstra.ppt" xlink:type="simple">demo-</text:a></text:span><text:span text:style-name="T19"><text:a xlink:href="../../../../../../demo-dijkstra.ppt" xlink:type="simple">dijkstra.ppt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ijkstra’s Pseudo Code" draw:style-name="dp3" draw:master-page-name="Default" presentation:presentation-page-layout-name="AL2T1">
        <draw:custom-shape draw:style-name="gr28" draw:text-style-name="P15" draw:layer="layout" svg:width="15.875cm" svg:height="2.399cm" svg:x="3.598cm" svg:y="13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<text:span text:style-name="T3">Dijkstra’s Pseudo Code</text:span>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3"><text:span text:style-name="T3">Input: Graph </text:span><text:span text:style-name="T4">G</text:span><text:span text:style-name="T3">, start vertex </text:span><text:span text:style-name="T4">s</text:span></text:p>
              </text:list-item>
            </text:list>
          </draw:text-box>
        </draw:frame>
        <draw:custom-shape draw:style-name="gr29" draw:text-style-name="P17" draw:layer="layout" svg:width="3.81cm" svg:height="2.293cm" svg:x="20.108cm" svg:y="13.123cm">
          <text:list text:style-name="L6">
            <text:list-header>
              <text:p text:style-name="P16"><text:span text:style-name="T20">relaxing ed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1" draw:layer="layout" svg:width="22.048cm" svg:height="8.643cm" svg:x="1.482cm" svg:y="5.08cm">
          <text:list text:style-name="L8">
            <text:list-header>
              <text:p text:style-name="P18"><text:span text:style-name="T15">Dijkstra</text:span><text:span text:style-name="T16">(G,s) tim duong di ngan nhat</text:span></text:p>
              <text:p text:style-name="P19"><text:span text:style-name="T21">01</text:span><text:span text:style-name="T18"> </text:span><text:span text:style-name="T22">for</text:span><text:span text:style-name="T23"> </text:span><text:span text:style-name="T22">each</text:span><text:span text:style-name="T23"> vertex u </text:span><text:span text:style-name="T24"></text:span><text:span text:style-name="T23"> G.</text:span><text:span text:style-name="T22">V</text:span><text:span text:style-name="T23">()</text:span></text:p>
              <text:p text:style-name="P20"><text:span text:style-name="T23">02 <text:s text:c="3"/>u.</text:span><text:span text:style-name="T22">setd</text:span><text:span text:style-name="T23">(</text:span><text:span text:style-name="T11"></text:span></text:p>
              <text:p text:style-name="P20"><text:span text:style-name="T23">03 <text:s text:c="3"/>u.</text:span><text:span text:style-name="T22">setparent</text:span><text:span text:style-name="T23">(NIL)</text:span></text:p>
              <text:p text:style-name="P20"><text:span text:style-name="T23">04 s.</text:span><text:span text:style-name="T22">setd</text:span><text:span text:style-name="T23">(0)</text:span></text:p>
              <text:p text:style-name="P20"><text:span text:style-name="T23">05 // Set S is used to explain the algorithm</text:span><text:span text:style-name="T11"></text:span></text:p>
              <text:p text:style-name="P20"><text:span text:style-name="T23">06 Q.</text:span><text:span text:style-name="T22">init</text:span><text:span text:style-name="T23">(G.</text:span><text:span text:style-name="T22">V</text:span><text:span text:style-name="T23">()) <text:s/>// Q is a </text:span><text:span text:style-name="T25">priority queue</text:span><text:span text:style-name="T23"> ADT</text:span></text:p>
              <text:p text:style-name="P20"><text:span text:style-name="T23">07 </text:span><text:span text:style-name="T22">while</text:span><text:span text:style-name="T23"> </text:span><text:span text:style-name="T22">not</text:span><text:span text:style-name="T23"> Q.</text:span><text:span text:style-name="T22">isEmpty</text:span><text:span text:style-name="T23">()</text:span></text:p>
              <text:p text:style-name="P19"><text:span text:style-name="T18">08 <text:s text:c="3"/>u </text:span><text:span text:style-name="T24"></text:span><text:span text:style-name="T18"> Q.</text:span><text:span text:style-name="T17">extractMin</text:span><text:span text:style-name="T18">()</text:span></text:p>
              <text:p text:style-name="P19"><text:span text:style-name="T18">09 <text:s text:c="3"/></text:span><text:span text:style-name="T26">S </text:span><text:span text:style-name="T27"></text:span><text:span text:style-name="T28">S </text:span><text:span text:style-name="T27"></text:span><text:span text:style-name="T29">{u}</text:span><text:span text:style-name="T18"> </text:span></text:p>
              <text:p text:style-name="P20"><text:span text:style-name="T23">10 <text:s text:c="3"/></text:span><text:span text:style-name="T22">for</text:span><text:span text:style-name="T23"> </text:span><text:span text:style-name="T22">each</text:span><text:span text:style-name="T23"> v </text:span><text:span text:style-name="T24"></text:span><text:span text:style-name="T23"> u.</text:span><text:span text:style-name="T22">adjacent</text:span><text:span text:style-name="T23">() </text:span><text:span text:style-name="T22">do</text:span></text:p>
              <text:p text:style-name="P19"><text:span text:style-name="T23">11 <text:s text:c="6"/></text:span><text:span text:style-name="T22">Relax</text:span><text:span text:style-name="T23">(u, v, G)</text:span></text:p>
              <text:p text:style-name="P20"><text:span text:style-name="T23">12 <text:s text:c="6"/>Q.</text:span><text:span text:style-name="T22">modifyKey</text:span><text:span text:style-name="T23">(v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mplementation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Implementation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22"><text:span text:style-name="T30">Modify the graph API to support weighted edges as the following</text:span></text:p>
              </text:list-item>
            </text:list>
            <text:list text:style-name="L9">
              <text:list-item>
                <text:list>
                  <text:list-header>
                    <text:p text:style-name="P23"><text:span text:style-name="T31"/></text:p>
                    <text:p text:style-name="P23"><text:span text:style-name="T31">#define INFINITIVE_VALUE <text:s/>10000000</text:span></text:p>
                    <text:p text:style-name="P23"><text:span text:style-name="T31">typedef struct {</text:span></text:p>
                    <text:p text:style-name="P23"><text:span text:style-name="T31"><text:s text:c="3"/></text:span><text:span text:style-name="T31">JRB edges;</text:span></text:p>
                    <text:p text:style-name="P23"><text:span text:style-name="T31"><text:s text:c="3"/></text:span><text:span text:style-name="T31">JRB vertices;</text:span></text:p>
                    <text:p text:style-name="P23"><text:span text:style-name="T31">} Graph;</text:span></text:p>
                    <text:p text:style-name="P23"><text:span text:style-name="T31">void addEdge(Graph graph, int v1, int v2, double weight);</text:span></text:p>
                    <text:p text:style-name="P23"><text:span text:style-name="T31">double getEdgeValue(Graph graph, int v1, int v2); // return INFINITIVE_VALUE if no edge between v1 and v2</text:span></text:p>
                    <text:p text:style-name="P23"><text:span text:style-name="T31">int indegree(Graph graph, int v, int* output);</text:span></text:p>
                    <text:p text:style-name="P23"><text:span text:style-name="T31">int outdegree(Graph graph, int v, int* output);</text:span></text:p>
                    <text:p text:style-name="P23"><text:span text:style-name="T31">double shortestPath(Graph graph, int s, int t, int* path, int*length); // return the total weight of the path and the path is given via path and its length. Return INFINITIVE_VALUE if no path is found </text:span></text:p>
                  </text:list-header>
                </text:list>
              </text:list-item>
            </text:list>
            <text:list text:style-name="L3">
              <text:list-header>
                <text:p text:style-name="P24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Quiz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Quiz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25"><text:span text:style-name="T30">Write the implementation of the weighted graph API. Test the API using the following example</text:span></text:p>
              </text:list-item>
            </text:list>
            <text:list text:style-name="L9">
              <text:list-item>
                <text:list>
                  <text:list-header>
                    <text:p text:style-name="P26"><text:span text:style-name="T31"/></text:p>
                    <text:p text:style-name="P26"><text:span text:style-name="T31">Graph g = createGraph();</text:span></text:p>
                    <text:p text:style-name="P26"><text:span text:style-name="T31">// add the vertices and the edges of the graph here</text:span></text:p>
                    <text:p text:style-name="P26"><text:span text:style-name="T31">int s, t, length, path[1000];</text:span></text:p>
                    <text:p text:style-name="P26"><text:span text:style-name="T31">double weight = shortestPath(g, s, t, path, &amp;length);</text:span></text:p>
                    <text:p text:style-name="P26"><text:span text:style-name="T31">if (weight == INFINITIVE_VALUE)</text:span></text:p>
                    <text:p text:style-name="P26"><text:span text:style-name="T31"><text:s text:c="3"/></text:span><text:span text:style-name="T31">printf(“No path between %d and %d\n”, s, t);</text:span></text:p>
                    <text:p text:style-name="P26"><text:span text:style-name="T31">else {</text:span></text:p>
                    <text:p text:style-name="P26"><text:span text:style-name="T31"><text:s text:c="3"/></text:span><text:span text:style-name="T31">printf(“Path between %d and %d:”, s, t);</text:span></text:p>
                    <text:p text:style-name="P26"><text:span text:style-name="T31"><text:s text:c="3"/></text:span><text:span text:style-name="T31">for (i=0; i&lt;length; i++) printf(“%4d”, path[i]);</text:span></text:p>
                    <text:p text:style-name="P26"><text:span text:style-name="T31"><text:s text:c="3"/></text:span><text:span text:style-name="T31">printf(“Total weight: %f”, weight);</text:span></text:p>
                    <text:p text:style-name="P26"><text:span text:style-name="T3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olution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Solution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3"><text:span text:style-name="T19"><text:a xlink:href="../../../../../../dijkstra.c" xlink:type="simple">dijkstra.c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ini Project II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Mini Project II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3">
              <text:list-item>
                <text:p text:style-name="P5"><text:span text:style-name="T30">The objective of this project is to simulate a bus map in Hanoi.</text:span></text:p>
              </text:list-item>
              <text:list-item>
                <text:p text:style-name="P5"><text:span text:style-name="T30">Firstly, you have to collect data about Hanoi’s bus map in the form of a graph wher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31">Each vertex is a bus station corresponding to a place in Hanoi </text:span></text:p>
                  </text:list-item>
                  <text:list-item>
                    <text:p text:style-name="P27"><text:span text:style-name="T31">The edges connect the bus stations via the bus lines.</text:span></text:p>
                  </text:list-item>
                  <text:list-item>
                    <text:p text:style-name="P27"><text:span text:style-name="T31">E.g., There are 16 stations connected by bus No 1A: “Yên Phụ - Hàng Ðậu - Hàng Cót - Hàng Gà - Hàng Ðiếu - Đường Thành - Phủ Doãn - Triệu Quốc Đạt - Hai Bà Trưng - Lê Duẩn - Khâm Thiên - Nguyễn Lương Bằng- Tây Sơn - Nguyễn Trãi - Trần Phú (Hà Đông) - Bến xe Hà Ðông</text:span><text:span text:style-name="T32">” </text:span></text:p>
                  </text:list-item>
                  <text:list-item>
                    <text:p text:style-name="P27"><text:span text:style-name="T31">Cf., http://www.hanoibus.com.vn/InfobusVN/hanoibus/index.asp?pPage=lotrinh.htm </text:span></text:p>
                    <text:p text:style-name="P27"><text:span text:style-name="T31"/></text:p>
                  </text:list-item>
                </text:list>
              </text:list-item>
            </text:list>
            <text:list text:style-name="L3">
              <text:list-header>
                <text:p text:style-name="P27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ini project II (cont.)" draw:style-name="dp3" draw:master-page-name="Default" presentation:presentation-page-layout-name="AL2T1">
        <draw:frame presentation:style-name="pr4" draw:text-style-name="P2" draw:layer="layout" svg:width="22.265cm" svg:height="1.693cm" svg:x="0.541cm" svg:y="0.634cm" presentation:class="title" presentation:user-transformed="true">
          <draw:text-box>
            <text:list text:style-name="L1">
              <text:list-header>
                <text:p text:style-name="P1">Mini project II (cont.)</text:p>
              </text:list-header>
            </text:list>
          </draw:text-box>
        </draw:frame>
        <draw:frame presentation:style-name="pr5" draw:text-style-name="P2" draw:layer="layout" svg:width="22.014cm" svg:height="14.394cm" svg:x="1.693cm" svg:y="2.96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2">Each edge in the graph marked with the bus lines which traverse from one to the other. E.g., The edge “Yên Phụ - Trần Nhật Duật” is marked with 4A, 10A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0">Organize and store the data in a file to be loaded in the program when running</text:span></text:p>
              </text:list-item>
              <text:list-item>
                <text:p text:style-name="P5"><text:span text:style-name="T30">Rewrite the graph API to be able to store the bus map in memory</text:span></text:p>
              </text:list-item>
              <text:list-item>
                <text:p text:style-name="P5"><text:span text:style-name="T30">Develop a functionality to find the “shortest path” to move from a place to another. E.g., From “Yên Phụ” to “Ngô Quyền”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1" draw:display-name="msArrowEnd 1" svg:viewBox="0 0 352 352" svg:d="M176 0l176 352h-352z"/>
    <draw:marker draw:name="msArrowEnd_20_6" draw:display-name="msArrowEnd 6" svg:viewBox="0 0 210 350" svg:d="M105 0l105 35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99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996666" fo:font-size="4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99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669999" fo:font-size="4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6666" fo:font-size="8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4pt" style:font-style-asian="normal" style:font-weight-asian="normal" style:font-name-complex="FreeSans" style:font-family-complex="FreeSans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996666" fo:font-size="8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number text:level="2" style:num-format="">
            <style:list-level-properties/>
            <style:text-properties fo:color="#99ccff" fo:font-size="7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99ccff" draw:textarea-horizontal-align="justify" draw:textarea-vertical-align="top" draw:auto-grow-height="false" draw:auto-grow-width="false" fo:min-height="4.398cm" fo:min-width="0cm" fo:padding-top="0.13cm" fo:padding-bottom="0.13cm" fo:padding-left="0.25cm" fo:padding-right="0.25cm" fo:wrap-option="wrap" draw:shadow-color="#669999">
        <text:list-style style:name="Title1-subtitle">
          <text:list-level-style-number text:level="1" style:num-format="">
            <style:list-level-properties/>
            <style:text-properties fo:color="#996666" fo:font-size="8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669999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99ccff" draw:textarea-horizontal-align="justify" draw:textarea-vertical-align="middle" draw:auto-grow-height="false" draw:auto-grow-width="false" fo:min-height="4.213cm" fo:min-width="0cm" fo:padding-top="0.13cm" fo:padding-bottom="0.13cm" fo:padding-left="0.25cm" fo:padding-right="0.25cm" fo:wrap-option="wrap" draw:shadow-color="#669999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8pt" style:font-style-asian="normal" style:font-weight-asian="normal" style:font-name-complex="FreeSans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4">
      <style:graphic-properties draw:stroke="solid" svg:stroke-width="0.141cm" svg:stroke-color="#669999" draw:stroke-linejoin="miter" svg:stroke-linecap="square" draw:fill="none" draw:fill-color="#99ccff" draw:textarea-horizontal-align="justify" draw:textarea-vertical-align="middle" draw:auto-grow-height="false" fo:min-height="15.507cm" fo:min-width="21.194cm" fo:padding-top="0.13cm" fo:padding-bottom="0.13cm" fo:padding-left="0.25cm" fo:padding-right="0.25cm" fo:wrap-option="no-wrap" draw:shadow-color="#669999"/>
    </style:style>
    <style:style style:name="Mgr4" style:family="graphic" style:parent-style-name="standard" style:list-style-name="ML4">
      <style:graphic-properties draw:stroke="none" draw:fill="solid" draw:fill-color="#6666cc" draw:textarea-horizontal-align="justify" draw:textarea-vertical-align="top" draw:auto-grow-height="false" fo:min-height="2.07cm" fo:min-width="22.042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Mgr6" style:family="graphic" style:parent-style-name="standard">
      <style:graphic-properties draw:stroke="none" draw:fill="none" draw:fill-color="#99ccff" draw:textarea-horizontal-align="justify" draw:textarea-vertical-align="bottom" draw:auto-grow-height="false" draw:auto-grow-width="false" fo:min-height="0.848cm" fo:min-width="0cm" fo:padding-top="0.13cm" fo:padding-bottom="0.13cm" fo:padding-left="0.25cm" fo:padding-right="0.25cm" fo:wrap-option="wrap" draw:shadow-color="#669999"/>
    </style:style>
    <style:style style:name="Mgr7" style:family="graphic" style:parent-style-name="standard">
      <style:graphic-properties draw:stroke="none" draw:fill="none" draw:fill-color="#99ccff" draw:textarea-horizontal-align="justify" draw:textarea-vertical-align="bottom" draw:auto-grow-height="false" draw:auto-grow-width="false" fo:min-height="0.636cm" fo:min-width="0cm" fo:padding-top="0.13cm" fo:padding-bottom="0.13cm" fo:padding-left="0.25cm" fo:padding-right="0.25cm" fo:wrap-option="wrap" draw:shadow-color="#669999"/>
    </style:style>
    <style:style style:name="Mgr8" style:family="graphic" style:parent-style-name="standard" style:list-style-name="ML2">
      <style:graphic-properties draw:stroke="none" draw:fill="none" draw:fill-color="#99ccff" draw:textarea-horizontal-align="justify" draw:textarea-vertical-align="bottom" draw:auto-grow-height="false" draw:auto-grow-width="false" fo:min-height="0.848cm" fo:min-width="0cm" fo:padding-top="0.13cm" fo:padding-bottom="0.13cm" fo:padding-left="0.25cm" fo:padding-right="0.25cm" fo:wrap-option="wrap" draw:shadow-color="#669999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4">
      <style:graphic-properties draw:stroke="solid" svg:stroke-width="0.141cm" svg:stroke-color="#669999" draw:stroke-linejoin="miter" svg:stroke-linecap="square" draw:fill="none" draw:fill-color="#99ccff" draw:textarea-horizontal-align="justify" draw:textarea-vertical-align="middle" draw:auto-grow-height="false" fo:min-height="8.146cm" fo:min-width="19.124cm" fo:padding-top="0.13cm" fo:padding-bottom="0.13cm" fo:padding-left="0.25cm" fo:padding-right="0.25cm" fo:wrap-option="no-wrap" draw:shadow-color="#669999"/>
    </style:style>
    <style:style style:name="Mgr13" style:family="graphic" style:parent-style-name="standard" style:list-style-name="ML4">
      <style:graphic-properties draw:stroke="solid" svg:stroke-width="0.159cm" svg:stroke-color="#669999" draw:stroke-linejoin="miter" svg:stroke-linecap="square" draw:fill="solid" draw:fill-color="#ffffff" draw:textarea-horizontal-align="justify" draw:textarea-vertical-align="middle" draw:auto-grow-height="false" fo:min-height="2.492cm" fo:min-width="19.397cm" fo:padding-top="0.13cm" fo:padding-bottom="0.13cm" fo:padding-left="0.25cm" fo:padding-right="0.25cm" fo:wrap-option="no-wrap" draw:shadow-color="#669999"/>
    </style:style>
    <style:style style:name="Mgr14" style:family="graphic" style:parent-style-name="standard" style:list-style-name="ML4">
      <style:graphic-properties draw:stroke="none" draw:fill="solid" draw:fill-color="#6666cc" draw:textarea-horizontal-align="justify" draw:textarea-vertical-align="top" draw:auto-grow-height="false" fo:min-height="4.821cm" fo:min-width="21.937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solid" svg:stroke-width="0.141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Mgr16" style:family="graphic" style:parent-style-name="standard">
      <style:graphic-properties draw:stroke="none" draw:fill="none" draw:fill-color="#99ccff" draw:textarea-horizontal-align="justify" draw:textarea-vertical-align="bottom" draw:auto-grow-height="false" draw:auto-grow-width="false" fo:min-height="1.31cm" fo:min-width="0cm" fo:padding-top="0.13cm" fo:padding-bottom="0.13cm" fo:padding-left="0.25cm" fo:padding-right="0.25cm" fo:wrap-option="wrap" draw:shadow-color="#669999"/>
    </style:style>
    <style:style style:name="Mgr17" style:family="graphic" style:parent-style-name="standard">
      <style:graphic-properties draw:stroke="none" draw:fill="none" draw:fill-color="#99cc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669999"/>
    </style:style>
    <style:style style:name="Mgr18" style:family="graphic" style:parent-style-name="standard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31cm" fo:min-width="0cm" fo:padding-top="0.13cm" fo:padding-bottom="0.13cm" fo:padding-left="0.25cm" fo:padding-right="0.25cm" fo:wrap-option="wrap" draw:shadow-color="#669999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ccff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solid" draw:fill-color="#6666cc"/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="none" draw:fill-color="#99ccff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loext:graphic-properties draw:fill="none" draw:fill-color="#99ccff"/>
      <style:paragraph-properties fo:margin-left="0cm" fo:margin-right="0cm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/>
    </style:style>
    <style:style style:name="MP13" style:family="paragraph">
      <loext:graphic-properties draw:fill="none" draw:fill-color="#99cc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/>
    </style:style>
    <style:style style:name="MP17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8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style:font-name="Arial Black" fo:font-size="12pt" style:font-size-asian="12pt" style:font-size-complex="12pt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3.072cm" svg:height="17.145cm" svg:x="1.058cm" svg:y="0.847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29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3.707cm" svg:height="2.329cm" svg:x="0cm" svg:y="0.423cm">
        <text:list text:style-name="ML4">
          <text:list-header>
            <text:p/>
          </text:list-header>
        </text:list>
        <draw:enhanced-geometry svg:viewBox="0 0 1000 1000" draw:concentric-gradient-fill-allowed="true" draw:path-stretchpoint-x="500" draw:path-stretchpoint-y="500" draw:text-areas="0 0 ?f4 ?f1" draw:glue-points="0 0 ?f2 0 ?f0 ?f1 ?f4 0 ?f4 ?f1 0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5" draw:text-style-name="MP7" draw:layer="backgroundobjects" svg:x1="0cm" svg:y1="2.328cm" svg:x2="22.437cm" svg:y2="2.328cm">
        <text:p/>
      </draw:line>
      <draw:frame presentation:style-name="Default-title" draw:layer="backgroundobjects" svg:width="22.265cm" svg:height="1.693cm" svg:x="0.541cm" svg:y="0.634cm" presentation:class="title" presentation:placeholder="true">
        <draw:text-box/>
      </draw:frame>
      <draw:frame presentation:style-name="Default-outline1" draw:layer="backgroundobjects" svg:width="22.014cm" svg:height="14.394cm" svg:x="1.693cm" svg:y="2.963cm" presentation:class="outline" presentation:placeholder="true">
        <draw:text-box/>
      </draw:frame>
      <draw:frame draw:style-name="Mgr6" draw:text-style-name="MP9" draw:layer="backgroundobjects" svg:width="5.927cm" svg:height="0.847cm" svg:x="1.269cm" svg:y="17.779cm" presentation:class="date-time">
        <draw:text-box>
          <text:list text:style-name="ML1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7" draw:text-style-name="MP11" draw:layer="backgroundobjects" svg:width="8.044cm" svg:height="0.635cm" svg:x="8.678cm" svg:y="17.991cm" presentation:class="footer">
        <draw:text-box>
          <text:list text:style-name="ML1">
            <text:list-header>
              <text:p text:style-name="MP10"><text:span text:style-name="MT1"><presentation:footer/></text:span></text:p>
            </text:list-header>
          </text:list>
        </draw:text-box>
      </draw:frame>
      <draw:frame draw:style-name="Mgr8" draw:text-style-name="MP13" draw:layer="backgroundobjects" svg:width="5.927cm" svg:height="0.847cm" svg:x="18.202cm" svg:y="17.779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4" draw:layer="backgroundobjects" svg:width="19.05cm" svg:height="25.4cm" svg:x="0cm" svg:y="0cm">
          <text:p/>
        </draw:rect>
        <draw:frame draw:style-name="Mgr10" draw:text-style-name="MP1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10" draw:text-style-name="MP1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11" draw:text-style-name="MP1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2" draw:text-style-name="MP5" draw:layer="backgroundobjects" svg:width="20.532cm" svg:height="9.314cm" svg:x="1.905cm" svg:y="5.75cm">
          <text:list text:style-name="ML4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8" draw:layer="backgroundobjects" svg:width="19.897cm" svg:height="2.752cm" svg:x="0.635cm" svg:y="2.575cm">
          <text:list text:style-name="ML4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4" draw:text-style-name="MP6" draw:layer="backgroundobjects" svg:width="24.977cm" svg:height="5.08cm" svg:x="0cm" svg:y="3.845cm">
          <text:list text:style-name="ML4">
            <text:list-header>
              <text:p/>
            </text:list-header>
          </text:list>
          <draw:enhanced-geometry svg:viewBox="0 0 1000 1000" draw:concentric-gradient-fill-allowed="true" draw:path-stretchpoint-x="500" draw:path-stretchpoint-y="500" draw:text-areas="0 0 ?f4 ?f1" draw:glue-points="0 0 ?f2 0 ?f0 ?f1 ?f4 0 ?f4 ?f1 0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15" draw:text-style-name="MP7" draw:layer="backgroundobjects" svg:x1="0cm" svg:y1="8.502cm" svg:x2="23.072cm" svg:y2="8.502cm">
          <text:p/>
        </draw:line>
      </draw:g>
      <draw:frame presentation:style-name="Title1-title" draw:layer="backgroundobjects" svg:width="22.437cm" svg:height="4.472cm" svg:x="0.634cm" svg:y="3.964cm" presentation:class="title" presentation:placeholder="true">
        <draw:text-box/>
      </draw:frame>
      <draw:frame presentation:style-name="Title1-subtitle" draw:layer="backgroundobjects" svg:width="18.415cm" svg:height="4.657cm" svg:x="2.962cm" svg:y="9.559cm" presentation:class="subtitle" presentation:placeholder="true">
        <draw:text-box/>
      </draw:frame>
      <draw:frame draw:style-name="Mgr16" draw:text-style-name="MP9" draw:layer="backgroundobjects" svg:width="5.927cm" svg:height="1.309cm" svg:x="1.269cm" svg:y="17.356cm" presentation:class="date-time">
        <draw:text-box>
          <text:list text:style-name="ML1">
            <text:list-header>
              <text:p text:style-name="MP8"><text:span text:style-name="MT1"><presentation:date-time/></text:span></text:p>
            </text:list-header>
          </text:list>
        </draw:text-box>
      </draw:frame>
      <draw:frame draw:style-name="Mgr17" draw:text-style-name="MP11" draw:layer="backgroundobjects" svg:width="8.044cm" svg:height="1.27cm" svg:x="8.678cm" svg:y="17.37cm" presentation:class="footer">
        <draw:text-box>
          <text:list text:style-name="ML1">
            <text:list-header>
              <text:p text:style-name="MP10"><text:span text:style-name="MT1"><presentation:footer/></text:span></text:p>
            </text:list-header>
          </text:list>
        </draw:text-box>
      </draw:frame>
      <draw:frame draw:style-name="Mgr18" draw:text-style-name="MP13" draw:layer="backgroundobjects" svg:width="5.927cm" svg:height="1.309cm" svg:x="18.202cm" svg:y="17.356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9" draw:text-style-name="MP14" draw:layer="backgroundobjects" svg:width="19.05cm" svg:height="25.4cm" svg:x="0cm" svg:y="0cm">
          <text:p/>
        </draw:rect>
        <draw:frame presentation:style-name="Mpr1" draw:text-style-name="MP15" draw:layer="backgroundobjects" svg:width="8.255cm" svg:height="1.27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" draw:text-style-name="MP17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15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2" draw:text-style-name="MP17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guyên lí lập trình máy tính</dc:title>
    <meta:initial-creator>HAVT</meta:initial-creator>
    <meta:creation-date>2005-08-13T11:29:07.812000000</meta:creation-date>
    <dc:date>2017-04-28T09:03:28.914379819</dc:date>
    <meta:editing-cycles>128</meta:editing-cycles>
    <meta:editing-duration>PT23H11M58S</meta:editing-duration>
    <meta:document-statistic meta:object-count="132"/>
    <meta:generator>LibreOffice/5.2.2.2$Linux_X86_64 LibreOffice_project/20m0$Build-2</meta:generator>
  </office:meta>
</office:document-meta>
</file>